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0000000A03E769403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text-properties style:font-name="Times New Roman" fo:font-size="12pt" officeooo:rsid="00484ee4" officeooo:paragraph-rsid="002c512f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paragraph-rsid="002c512f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2fc197"/>
    </style:style>
    <style:style style:name="P10" style:family="paragraph" style:parent-style-name="Table_20_Contents">
      <style:text-properties style:font-name="Times New Roman" officeooo:paragraph-rsid="002c512f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512f" fo:background-color="#ffffff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paragraph-rsid="002c512f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4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67735" style:font-size-asian="24pt" style:font-weight-asian="bold" style:font-size-complex="24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512f" style:font-size-asian="9pt" style:font-weight-asian="normal" style:font-size-complex="9pt" style:font-weight-complex="normal"/>
    </style:style>
    <style:style style:name="P16" style:family="paragraph" style:parent-style-name="Table_20_Contents">
      <style:text-properties style:font-name="FreeMono" fo:font-size="9pt" style:font-size-asian="9pt" style:font-size-complex="9pt"/>
    </style:style>
    <style:style style:name="P17" style:family="paragraph" style:parent-style-name="Table_20_Contents">
      <style:paragraph-properties fo:margin-left="0in" fo:margin-right="0in" fo:text-indent="0.25in" style:auto-text-indent="false" text:number-lines="false" text:line-number="0"/>
      <style:text-properties style:font-name="Times New Roman" officeooo:rsid="003c9d6c" officeooo:paragraph-rsid="002c512f" fo:background-color="#ffffff"/>
    </style:style>
    <style:style style:name="P18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2c512f"/>
    </style:style>
    <style:style style:name="P19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512f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512f"/>
    </style:style>
    <style:style style:name="P21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512f" style:font-size-asian="9pt" style:font-weight-asian="normal" style:font-size-complex="9pt" style:font-weight-complex="normal"/>
    </style:style>
    <style:style style:name="P22" style:family="paragraph" style:parent-style-name="Table_20_Contents" style:master-page-name="">
      <style:paragraph-properties fo:margin-left="0in" fo:margin-right="0in" fo:text-align="justify" style:justify-single-word="false" fo:text-indent="0.25in" style:auto-text-indent="false" style:page-number="auto" text:number-lines="false" text:line-number="0"/>
      <style:text-properties officeooo:paragraph-rsid="0034a48c"/>
    </style:style>
    <style:style style:name="P2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42e7"/>
    </style:style>
    <style:style style:name="T3" style:family="text">
      <style:text-properties fo:color="#000000" officeooo:rsid="00ddbb8b"/>
    </style:style>
    <style:style style:name="T4" style:family="text">
      <style:text-properties fo:color="#000000" officeooo:rsid="002c239f"/>
    </style:style>
    <style:style style:name="T5" style:family="text">
      <style:text-properties fo:color="#000000" officeooo:rsid="0031af60"/>
    </style:style>
    <style:style style:name="T6" style:family="text">
      <style:text-properties officeooo:rsid="013d0498"/>
    </style:style>
    <style:style style:name="T7" style:family="text">
      <style:text-properties officeooo:rsid="003c9d6c"/>
    </style:style>
    <style:style style:name="T8" style:family="text">
      <style:text-properties style:use-window-font-color="true" officeooo:rsid="003c9d6c"/>
    </style:style>
    <style:style style:name="T9" style:family="text">
      <style:text-properties style:use-window-font-color="true" officeooo:rsid="003c9d6c" fo:background-color="#ffffff" loext:char-shading-value="0"/>
    </style:style>
    <style:style style:name="T10" style:family="text">
      <style:text-properties style:use-window-font-color="true" style:font-name="Times New Roman" officeooo:rsid="003c9d6c"/>
    </style:style>
    <style:style style:name="T11" style:family="text">
      <style:text-properties style:use-window-font-color="true" style:font-name="Times New Roman" officeooo:rsid="003c9d6c" fo:background-color="#ffffff" loext:char-shading-value="0"/>
    </style:style>
    <style:style style:name="T12" style:family="text">
      <style:text-properties officeooo:rsid="003c9d6c" fo:background-color="#ffffff" loext:char-shading-value="0"/>
    </style:style>
    <style:style style:name="T13" style:family="text">
      <style:text-properties officeooo:rsid="0042f57a" fo:background-color="#ffffff" loext:char-shading-value="0"/>
    </style:style>
    <style:style style:name="T14" style:family="text">
      <style:text-properties officeooo:rsid="00f9f1a9" fo:background-color="#ffffff" loext:char-shading-value="0"/>
    </style:style>
    <style:style style:name="T15" style:family="text">
      <style:text-properties officeooo:rsid="0022f10e"/>
    </style:style>
    <style:style style:name="T16" style:family="text">
      <style:text-properties officeooo:rsid="0042f57a"/>
    </style:style>
    <style:style style:name="T17" style:family="text">
      <style:text-properties fo:language="en" fo:country="US" officeooo:rsid="0042f57a"/>
    </style:style>
    <style:style style:name="T18" style:family="text">
      <style:text-properties officeooo:rsid="0118ff4b"/>
    </style:style>
    <style:style style:name="T19" style:family="text">
      <style:text-properties officeooo:rsid="011e3475"/>
    </style:style>
    <style:style style:name="T20" style:family="text">
      <style:text-properties officeooo:rsid="0059ec4d"/>
    </style:style>
    <style:style style:name="T21" style:family="text">
      <style:text-properties officeooo:rsid="002aa57d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officeooo:rsid="003c9d6c"/>
    </style:style>
    <style:style style:name="T24" style:family="text">
      <style:text-properties style:font-name="Times New Roman" officeooo:rsid="003c9d6c" fo:background-color="#ffffff" loext:char-shading-value="0"/>
    </style:style>
    <style:style style:name="T25" style:family="text">
      <style:text-properties style:font-name="Times New Roman" officeooo:rsid="00f9f1a9" fo:background-color="#ffffff" loext:char-shading-value="0"/>
    </style:style>
    <style:style style:name="T26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193in" svg:y="0.0709in" svg:width="1.1228in" svg:height="1.1228in" draw:z-index="3"><draw:image xlink:href="Pictures/10000000000000A0000000A03E769403.jpg" xlink:type="simple" xlink:show="embed" xlink:actuate="onLoad"/></draw:frame></text:p>
      <text:p text:style-name="P4"/>
      <text:p text:style-name="P14">C<text:span text:style-name="T18">ertidão De Matrícula</text:span></text:p>
      <text:p text:style-name="P14"/>
      <text:p text:style-name="P18"><text:text-input text:description="${documentSignature.responsibleName}">${documentSignature.responsibleName}</text:text-input><text:span text:style-name="T7">, </text:span><text:span text:style-name="T7"><text:text-input text:description="${lang.pt(documentSignature.responsibleFunction)}">${lang.pt(documentSignature.responsibleFunction)}</text:text-input></text:span><text:span text:style-name="T7"> da </text:span><text:span text:style-name="T3">Faculdade de </text:span><text:span text:style-name="T5">Letras</text:span><text:span text:style-name="T4"> </text:span><text:span text:style-name="T3">da Universidade de Lisboa,</text:span></text:p>
      <text:p text:style-name="P22"><text:span text:style-name="T23">Certifica, em face dos registos existentes nesta Faculdade, que </text:span><text:span text:style-name="T23"><text:text-input text:description="${person.name}">${person.name}</text:text-input></text:span><text:span text:style-name="T23">, </text:span><text:span text:style-name="T23"><text:text-input text:description="[#if person.female]">[#if person.female]</text:text-input></text:span><text:span text:style-name="T23">aluna</text:span><text:span text:style-name="T23"><text:text-input text:description="[#elseif person.male]">[#elseif person.male]</text:text-input></text:span><text:span text:style-name="T23">aluno</text:span><text:span text:style-name="T23"><text:text-input text:description="[/#if]">[/#if]</text:text-input></text:span><text:span text:style-name="T23"> n.º </text:span><text:span text:style-name="T22"><text:text-input text:description="${registration.number}">${registration.number}</text:text-input></text:span><text:span text:style-name="T23">, </text:span><text:span text:style-name="T23"><text:text-input text:description="[#if person.female]">[#if person.female]</text:text-input></text:span><text:span text:style-name="T23">nascida</text:span><text:span text:style-name="T23"><text:text-input text:description="[#elseif person.male]">[#elseif person.male]</text:text-input></text:span><text:span text:style-name="T23">nascido</text:span><text:span text:style-name="T23"><text:text-input text:description="[/#if]">[/#if]</text:text-input></text:span><text:span text:style-name="T23"> a </text:span><text:span text:style-name="T23"><text:text-input text:description="${lang.pt(dates.extendedDate(person.dateOfBirthYearMonthDay))}">${lang.pt(dates.extendedDate(person.dateOfBirthYearMonthDay))}</text:text-input></text:span><text:span text:style-name="T23">, </text:span><text:span text:style-name="T23"><text:text-input text:description="[#if person.female]">[#if person.female]</text:text-input></text:span><text:span text:style-name="T23">portadora</text:span><text:span text:style-name="T23"><text:text-input text:description="[#elseif person.male]">[#elseif person.male]</text:text-input></text:span><text:span text:style-name="T23">portador</text:span><text:span text:style-name="T23"><text:text-input text:description="[/#if]">[/#if]</text:text-input></text:span><text:span text:style-name="T23"> do</text:span><text:span text:style-name="T10"> </text:span><text:span text:style-name="T22"><text:text-input text:description="${lang.pt(person.idDocumentType.localizedNameI18N)}">${lang.pt(person.idDocumentType.localizedNameI18N)}</text:text-input></text:span><text:span text:style-name="T11"> n.º </text:span><text:span text:style-name="T22"><text:text-input text:description="${person.documentIdNumber}">${person.documentIdNumber}</text:text-input></text:span><text:span text:style-name="T23">, </text:span><text:span text:style-name="T23"><text:text-input text:description="[#if person.female]">[#if person.female]</text:text-input></text:span><text:span text:style-name="T23">filha</text:span><text:span text:style-name="T23"><text:text-input text:description="[#elseif person.male]">[#elseif person.male]</text:text-input></text:span><text:span text:style-name="T23">filho</text:span><text:span text:style-name="T23"><text:text-input text:description="[/#if]">[/#if]</text:text-input></text:span><text:span text:style-name="T23"> de </text:span><text:span text:style-name="T23"><text:text-input text:description="${person.nameOfFather}">${person.nameOfFather}</text:text-input></text:span><text:span text:style-name="T23"> e de </text:span><text:span text:style-name="T23"><text:text-input text:description="person.nameOfMother"/></text:span><text:span text:style-name="T23"><text:text-input text:description="${person.nameOfMother}">${person.nameOfMother}</text:text-input></text:span><text:span text:style-name="T23">, </text:span><text:span text:style-name="T24">realizou a matrícula no Curso de </text:span><text:span text:style-name="T22"><text:text-input text:description="${lang.pt(curricularPlanInformation.degreePresentationName)}">${lang.pt(curricularPlanInformation.degreePresentationName)}</text:text-input></text:span><text:span text:style-name="T24"> no ano letivo d</text:span><text:span text:style-name="T25">e </text:span><text:span text:style-name="T22"><text:text-input text:description="${registration.startExecutionYear.name}">${registration.startExecutionYear.name}</text:text-input></text:span><text:span text:style-name="T24">.</text:span></text:p>
      <text:p text:style-name="P17"/>
      <text:p text:style-name="P13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certidão serve como comprovativo para efeitos de Abono de Família.<text:text-input text:description="[#elseif serviceRequest.documentPurposeTypeInstance.code == &quot;FAMILY_BENEFITS&quot;]">[#elseif serviceRequest.documentPurposeTypeInstance.code == "FAMILY_BENEFITS"]</text:text-input>Esta certidão serve como comprovativo para efeitos de Prestações Familiares.<text:text-input text:description="[#elseif serviceRequest.documentPurposeTypeInstance.code == &quot;IRS&quot;]">[#elseif serviceRequest.documentPurposeTypeInstance.code == "IRS"]</text:text-input>Esta certidão serve como comprovativo para efeitos de IRS.<text:text-input text:description="[#elseif serviceRequest.documentPurposeTypeInstance.code == &quot;ADSE_ADM_SAD_SSMJ&quot;]">[#elseif serviceRequest.documentPurposeTypeInstance.code == "ADSE_ADM_SAD_SSMJ"]</text:text-input>Esta certidão serve como comprovativo para efeitos de ADSE/ADM/SAD/SSMJ.<text:text-input text:description="[#elseif serviceRequest.documentPurposeTypeInstance.code == &quot;SOCIAL_SECURITY&quot;]">[#elseif serviceRequest.documentPurposeTypeInstance.code == "SOCIAL_SECURITY"]</text:text-input>Esta certidão serve como comprovativo para efeitos de Segurança Social.<text:text-input text:description="[#elseif serviceRequest.documentPurposeTypeInstance.code == &quot;MILITARY&quot;]">[#elseif serviceRequest.documentPurposeTypeInstance.code == "MILITARY"]</text:text-input>Esta certidão serve como comprovativo para fins militares.<text:text-input text:description="[#elseif serviceRequest.documentPurposeTypeInstance.code == &quot;STUDY_SCHOLARSHIP&quot;]">[#elseif serviceRequest.documentPurposeTypeInstance.code == "STUDY_SCHOLARSHIP"]</text:text-input>Esta certidão serve como comprovativo para efeitos de bolsa de estudo.<text:text-input text:description="[#elseif serviceRequest.documentPurposeTypeInstance.code == &quot;PROFESSIONAL&quot;]">[#elseif serviceRequest.documentPurposeTypeInstance.code == "PROFESSIONAL"]</text:text-input>Esta certidão serve como comprovativo para fins profissionais.<text:text-input text:description="[#elseif serviceRequest.documentPurposeTypeInstance.code == &quot;PPRE&quot;]">[#elseif serviceRequest.documentPurposeTypeInstance.code == "PPRE"]</text:text-input>Esta certidão serve como comprovativo para efeitos de Plano de Poupança Reforma/Educação.<text:text-input text:description="[#elseif serviceRequest.documentPurposeTypeInstance.code == &quot;IMMIGRATION&quot;]">[#elseif serviceRequest.documentPurposeTypeInstance.code == "IMMIGRATION"]</text:text-input>Esta certidão destina-se a apresentação no Serviço de Estrangeiros e Fronteiras. Mais se informa que o aluno encontra-se com a situação regularizada, não tendo em dívida nenhum valor de propinas até à presente data, de acordo com o Regulamento de Propinas da Universidade de Lisboa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3"/>
      <text:p text:style-name="P13"><text:soft-page-break/><text:text-input text:description="[/#if]">[/#if]</text:text-input></text:p>
      <text:p text:style-name="P7"><text:span text:style-name="T19">A</text:span> presente certi<text:span text:style-name="T19">dão</text:span> <text:span text:style-name="T20">vai</text:span> firmad<text:span text:style-name="T21">a</text:span> com o selo branco em uso nesta Faculdade.</text:p>
      <text:p text:style-name="P8"/>
      <text:p text:style-name="P8"/>
      <text:p text:style-name="P9"><text:span text:style-name="T3">Faculdade de </text:span><text:span text:style-name="T2">Letras </text:span><text:span text:style-name="T3">da Universidade de Lisboa</text:span><text:span text:style-name="T16">, </text:span><text:span text:style-name="T17">em </text:span><text:span text:style-name="T17"><text:text-input text:description="${lang.pt(dates.extendedDate(localizedDate.nowDate()))}">${lang.pt(dates.extendedDate(localizedDate.nowDate()))}</text:text-input></text:span><text:span text:style-name="T13">.</text:span></text:p>
      <text:p text:style-name="P8"/>
      <text:p text:style-name="P10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0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15"><text:text-input text:description="[#if hasPricetag]">[#if hasPricetag]</text:text-input></text:p>
            <text:p text:style-name="P21"><text:span text:style-name="T15">Emolumento: </text:span><text:text-input text:description="${money.total(serviceRequestPrice)}">${money.total(serviceRequestPrice)}</text:text-input></text:p>
            <text:p text:style-name="P16"><text:text-input text:description="[/#if]">[/#if]</text:text-input></text:p>
          </table:table-cell>
          <table:table-cell table:style-name="Table1.A2" office:value-type="string">
            <text:p text:style-name="P11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2"><text:text-input text:description="${documentSignature.responsibleName}">${documentSignature.responsibleName}</text:text-input></text:p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e42e7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Letras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17T14:52:29.337780666</dc:date>
    <meta:editing-duration>PT52M11S</meta:editing-duration>
    <meta:editing-cycles>31</meta:editing-cycles>
    <meta:generator>LibreOffice/4.2.8.2$Linux_X86_64 LibreOffice_project/420m0$Build-2</meta:generator>
    <meta:document-statistic meta:table-count="2" meta:image-count="2" meta:object-count="0" meta:page-count="2" meta:paragraph-count="15" meta:word-count="410" meta:character-count="3287" meta:non-whitespace-character-count="3037"/>
  </office:meta>
</office:document-meta>
</file>